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6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actsreferredto">
      <style:paragraph-properties fo:break-before="page"/>
    </style:style>
    <style:style style:name="P8" style:family="paragraph" style:parent-style-name="graphic">
      <style:paragraph-properties fo:break-before="page" text:number-lines="false" text:line-number="0"/>
    </style:style>
    <style:style style:name="P9" style:family="paragraph" style:parent-style-name="arrangementofsections">
      <style:paragraph-properties fo:text-align="start" style:justify-single-word="false"/>
    </style:style>
    <style:style style:name="P10" style:family="paragraph" style:parent-style-name="actreferredto">
      <style:paragraph-properties>
        <style:tab-stops/>
      </style:paragraph-properties>
    </style:style>
    <style:style style:name="P11" style:family="paragraph" style:parent-style-name="longtitle">
      <style:paragraph-properties text:number-lines="true" text:line-number="5"/>
    </style:style>
    <style:style style:name="P12" style:family="paragraph" style:parent-style-name="shorttitleenglish">
      <style:paragraph-properties text:number-lines="true" text:line-number="0"/>
    </style:style>
    <style:style style:name="P13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4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5" style:family="paragraph" style:parent-style-name="centered">
      <style:paragraph-properties text:number-lines="false" text:line-number="0"/>
      <style:text-properties style:font-name="Times New Roman3" fo:font-size="10.5pt" fo:font-style="italic" style:font-name-asian="Times New Roman3" style:font-size-asian="10.5pt" style:font-style-asian="italic" style:font-name-complex="Times New Roman3" style:font-size-complex="10.5pt" style:font-style-complex="italic"/>
    </style:style>
    <style:style style:name="P16" style:family="paragraph" style:parent-style-name="Standard">
      <style:paragraph-properties text:number-lines="false" text:line-number="0"/>
    </style:style>
    <style:style style:name="P17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bill">
      <style:paragraph-properties text:number-lines="false" text:line-number="0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  <style:text-properties style:font-name="Times New Roman"/>
    </style:style>
    <style:style style:name="P22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3" style:family="paragraph" style:parent-style-name="asinitiated">
      <style:paragraph-properties text:number-lines="false" text:line-number="0"/>
    </style:style>
    <style:style style:name="P24" style:family="paragraph" style:parent-style-name="backpageprovision_5f_no_5f_line_5f_numbering">
      <style:text-properties style:font-name="Times New Roman3" style:font-name-asian="Times New Roman3" style:font-name-complex="Times New Roman3"/>
    </style:style>
    <style:style style:name="P25" style:family="paragraph" style:parent-style-name="backpageprovision_5f_no_5f_line_5f_numbering">
      <style:paragraph-properties fo:margin-top="0.199cm" fo:margin-bottom="0.4cm"/>
    </style:style>
    <style:style style:name="P2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27" style:family="paragraph" style:parent-style-name="graphic" style:master-page-name="First_20_Page">
      <style:paragraph-properties style:page-number="1"/>
    </style:style>
    <style:style style:name="P28" style:family="paragraph" style:parent-style-name="Standard" style:master-page-name="frontcover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fo:font-style="italic" style:font-style-asian="italic" style:font-style-complex="italic"/>
    </style:style>
    <style:style style:name="T9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22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RIALTAIS ÁITIÚIL (LEASÚ) (UIMH. 2), 2016" text:name="GA_shorttitle"/>
        <text:user-field-decl office:value-type="string" office:string-value="Local Government (Amendment) (No. 2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Local Government Act 1991 to ensure that the county status of a community shall not be altered without the explicit consent of the majority of its electorate." text:name="EN_longtitle"/>
        <text:user-field-decl office:value-type="string" office:string-value="GA_shorttitle_caps" text:name="GA_shorttitle_caps"/>
      </text:user-field-decls>
      <text:p text:style-name="P28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Rialtais Áitiúil (Leasú) (Uimh. 2), 2016</text:span></text:span></text:p>
      <text:p text:style-name="shorttitleenglish_5f_frontpage"><text:span text:style-name="bold_5f_noitalic_5f_nounderline"><text:span text:style-name="T4">Local Government (Amendment) (No. 2) Bill 2016</text:span></text:span></text:p>
      <text:p text:style-name="P5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7"/>
      <text:p text:style-name="hr"/>
      <text:p text:style-name="shorttitleirish"><text:user-field-get text:name="GA_shorttitle">AN BILLE RIALTAIS ÁITIÚIL (LEASÚ) (UIMH. 2), 2016</text:user-field-get></text:p>
      <text:p text:style-name="shorttitleenglish"><text:span text:style-name="bold_5f_noitalic_5f_nounderline"><text:span text:style-name="T2"><text:user-field-get text:name="EN_shorttitle">Local Government (Amendment) (No. 2) Bill 2016</text:user-field-get></text:span></text:span><text:span text:style-name="bold_5f_noitalic_5f_nounderline"><text:span text:style-name="T2"> </text:span></text:span></text:p>
      <text:p text:style-name="hr"/>
      <text:p text:style-name="P26"><text:span text:style-name="nobold_5f_italic_5f_nounderline"><text:user-field-get text:name="GA_DOC_STAGE">Mar a tionscnaíodh</text:user-field-get></text:span></text:p>
      <text:p text:style-name="P6"><text:span text:style-name="nobold_5f_italic_5f_nounderline"><text:user-field-get text:name="EN_DOC_STAGE">As initiated</text:user-field-get></text:span></text:p>
      <text:p text:style-name="hr"/>
      <text:p text:style-name="arrangementofsections">CONTENTS</text:p>
      <text:p text:style-name="arrangementofsections"/>
      <text:p text:style-name="P9">Section</text:p>
      <text:p text:style-name="tocsectionnumber">1. <text:s/><text:bookmark-ref text:reference-format="text" text:ref-name="toc_book_1">County boundaries – requirement to seek views of the people</text:bookmark-ref></text:p>
      <text:p text:style-name="tocsectionnumber">2. <text:s/><text:bookmark-ref text:reference-format="text" text:ref-name="toc_book_2">Short title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7">Acts Referred to</text:p>
          </text:index-title>
          <text:p text:style-name="P10">Local Government Act 1941 (No. 23)</text:p>
          <text:p text:style-name="P10">Local Government Act 1991 (No. 11)</text:p>
        </text:index-body>
      </text:alphabetical-index>
      <text:p text:style-name="Standard"/>
      <text:p text:style-name="P8"/>
      <text:p text:style-name="hr"/>
      <text:p text:style-name="shorttitleirish"><text:hidden-text text:condition="ooow:" text:string-value="P5:L1" text:is-hidden="true"/><text:user-field-get text:name="GA_shorttitle">AN BILLE RIALTAIS ÁITIÚIL (LEASÚ) (UIMH. 2), 2016</text:user-field-get></text:p>
      <text:p text:style-name="P12"><text:hidden-text text:condition="ooow:" text:string-value="P5:L2" text:is-hidden="true"/><text:span text:style-name="bold_5f_noitalic_5f_nounderline"><text:span text:style-name="T2"><text:user-field-get text:name="EN_shorttitle">Local Government (Amendment) (No. 2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1"><text:hidden-text text:condition="ooow:" text:string-value="P5:L5" text:is-hidden="true"/>An Act to amend the <text:alphabetical-index-mark text:string-value="Local Government Act 1991 (No. 11)"/>Local Government Act 1991 to ensure that the county status of a <text:hidden-text text:condition="ooow:" text:string-value="P5:L6" text:is-hidden="true"/>community shall not be altered without the explicit consent of the majority of its <text:hidden-text text:condition="ooow:" text:string-value="P5:L7" text:is-hidden="true"/>electorate.</text:p>
      <text:p text:style-name="enacted"><text:hidden-text text:condition="ooow:" text:string-value="P5:L8" text:is-hidden="true"/>Be it enacted by the Oireachtas as follows:</text:p>
      <text:p text:style-name="shouldernote"><text:hidden-text text:condition="ooow:" text:string-value="P5:L9" text:is-hidden="true"/><text:bookmark-start text:name="toc_book_1"/>County boundaries – requirement to seek views of the people<text:bookmark-end text:name="toc_book_1"/></text:p>
      <text:p text:style-name="section"><text:hidden-text text:condition="ooow:" text:string-value="P5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Part V of the <text:alphabetical-index-mark text:string-value="Local Government Act 1991 (No. 11)"/>Local Government Act 1991 is hereby amended by the insertion of the <text:hidden-text text:condition="ooow:" text:string-value="P5:L11" text:is-hidden="true"/>following sections after section 34⁠—</text:p>
      <text:p text:style-name="shouldernote_5f_insert"><text:hidden-text text:condition="ooow:" text:string-value="P5:L12" text:is-hidden="true"/>“Requirement to hold a plebiscite</text:p>
      <text:p text:style-name="section_5f_insert"><text:hidden-text text:condition="ooow:" text:string-value="P5:L13" text:is-hidden="true"/><text:span text:style-name="T3">34A.</text:span><text:tab/>The Minister shall not make an order to alter a county boundary under <text:hidden-text text:condition="ooow:" text:string-value="P5:L14" text:is-hidden="true"/>sections 31, 33 or 35 of the <text:alphabetical-index-mark text:string-value="Local Government Act 1941 (No. 23)"/><text:a xlink:type="simple" xlink:href="http://www.irishstatutebook.ie/1941/en/act/pub/0023/index.html">Local Government Act 1941</text:a>, unless a <text:hidden-text text:condition="ooow:" text:string-value="P5:L15" text:is-hidden="true"/>plebiscite under section 34B is held and the question approved in the area <text:hidden-text text:condition="ooow:" text:string-value="P5:L16" text:is-hidden="true"/>of the county which is to be affected by such an alteration.</text:p>
      <text:p text:style-name="shouldernote_5f_insert"><text:hidden-text text:condition="ooow:" text:string-value="P5:L17" text:is-hidden="true"/>Binding nature of plebiscite</text:p>
      <text:p text:style-name="section_5f_insert"><text:hidden-text text:condition="ooow:" text:string-value="P5:L18" text:is-hidden="true"/><text:span text:style-name="T3">34B.</text:span><text:tab/>Where the Minister intends to make an order which shall alter a county <text:hidden-text text:condition="ooow:" text:string-value="P5:L19" text:is-hidden="true"/>boundary, the Minister shall⁠—</text:p>
      <text:p text:style-name="paragraph_5f_insert"><text:hidden-text text:condition="ooow:" text:string-value="P5:L20" text:is-hidden="true"/><text:tab/>(a)<text:tab/>hold a plebiscite on whether the county boundary shall be altered, <text:hidden-text text:condition="ooow:" text:string-value="P5:L21" text:is-hidden="true"/>in the area affected by such an alteration, in accordance with <text:hidden-text text:condition="ooow:" text:string-value="P5:L22" text:is-hidden="true"/>regulations made by the Minister and approved by the Oireachtas, <text:hidden-text text:condition="ooow:" text:string-value="P5:L23" text:is-hidden="true"/>and</text:p>
      <text:p text:style-name="paragraph_5f_insert"><text:hidden-text text:condition="ooow:" text:string-value="P5:L24" text:is-hidden="true"/><text:tab/>(b)<text:tab/>be bound by the majority of the votes cast at the plebiscite.”.</text:p>
      <text:p text:style-name="shouldernote"><text:hidden-text text:condition="ooow:" text:string-value="P5:L25" text:is-hidden="true"/><text:bookmark-start text:name="toc_book_2"/>Short title<text:bookmark-end text:name="toc_book_2"/></text:p>
      <text:p text:style-name="section"><text:hidden-text text:condition="ooow:" text:string-value="P5:L26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This Act may be cited as the Local Government (Amendment)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hidden-text text:condition="ooow:" text:string-value="P6:L1" text:is-hidden="true"/>An Bille Rialtais Áitiúil (Leasú) (Uimh. 2), <text:hidden-text text:condition="ooow:" text:string-value="P6:L2" text:is-hidden="true"/>2016</text:p>
            <text:p text:style-name="P16"><text:hidden-text text:condition="ooow:" text:string-value="P6:L3" text:is-hidden="true"/><text:span text:style-name="bold_5f_noitalic_5f_nounderline"><text:span text:style-name="T4"> </text:span></text:span></text:p>
            <text:p text:style-name="P21"><text:hidden-text text:condition="ooow:" text:string-value="P6:L4" text:is-hidden="true"/> <text:s text:c="22"/></text:p>
            <text:p text:style-name="P18"><text:hidden-text text:condition="ooow:" text:string-value="P6:L5" text:is-hidden="true"/>BILLE</text:p>
            <text:p text:style-name="P23"><text:hidden-text text:condition="ooow:" text:string-value="P6:L6" text:is-hidden="true"/>(mar a tionscnaíodh)</text:p>
            <text:p text:style-name="P23"><text:hidden-text text:condition="ooow:" text:string-value="P6:L7" text:is-hidden="true"/>d<text:span text:style-name="T7">á ngairtear</text:span></text:p>
            <text:p text:style-name="P16"><text:hidden-text text:condition="ooow:" text:string-value="P6:L8" text:is-hidden="true"/> </text:p>
            <text:p text:style-name="P24"><text:hidden-text text:condition="ooow:" text:string-value="P6:L9" text:is-hidden="true"/>Acht do leasú an Achta Rialtais Áitiúil, 1991 chun a <text:hidden-text text:condition="ooow:" text:string-value="P6:L10" text:is-hidden="true"/>chinntiú nach n-athrófar stádas contae pobail <text:hidden-text text:condition="ooow:" text:string-value="P6:L11" text:is-hidden="true"/>gan toiliú follasach thromlach a thoghlachta.</text:p>
            <text:p text:style-name="backpageprovision_5f_no_5f_line_5f_numbering"><text:hidden-text text:condition="ooow:" text:string-value="P6:L12" text:is-hidden="true"/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6:L13" text:is-hidden="true"/></text:span></text:span></text:p>
            <text:p text:style-name="P21"><text:hidden-text text:condition="ooow:" text:string-value="P6:L14" text:is-hidden="true"/> </text:p>
            <text:p text:style-name="P15"><text:hidden-text text:condition="ooow:" text:string-value="P6:L15" text:is-hidden="true"/>Na Seanadóirí Seán Ó Ceallaigh, Máire Ní <text:hidden-text text:condition="ooow:" text:string-value="P6:L16" text:is-hidden="true"/>Maoldomhnaigh agus Martin Conway a thug isteach,</text:p>
            <text:p text:style-name="P13"><text:hidden-text text:condition="ooow:" text:string-value="P6:L17" text:is-hidden="true"/>3 <text:span text:style-name="T8">Feabhra,</text:span> 2016</text:p>
            <text:p text:style-name="P22"><text:hidden-text text:condition="ooow:" text:string-value="P6:L18" text:is-hidden="true"/> </text:p>
            <text:p text:style-name="P17"><text:hidden-text text:condition="ooow:" text:string-value="P6:L19" text:is-hidden="true"/> </text:p>
          </table:table-cell>
          <table:table-cell table:style-name="Table1.B1" office:value-type="string">
            <text:p text:style-name="P19">Local Government (Amendment) (No. 2) Bill 2016</text:p>
            <text:p text:style-name="P16"><text:span text:style-name="bold_5f_noitalic_5f_nounderline"><text:span text:style-name="T4"/></text:span></text:p>
            <text:p text:style-name="P20"><text:s/></text:p>
            <text:p text:style-name="P18">BILL</text:p>
            <text:p text:style-name="P23">(as initiated)</text:p>
            <text:p text:style-name="P23">entitled</text:p>
            <text:p text:style-name="P16"/>
            <text:p text:style-name="P25">An Act to amend the Local Government Act 1991 to ensure that the county status of a community shall not be altered without the explicit consent of the majority of its electorate.<text:span text:style-name="bold_5f_noitalic_5f_nounderline"><text:span text:style-name="T4"><text:line-break/></text:span></text:span></text:p>
            <text:p text:style-name="P20"/>
            <text:p text:style-name="P14">Introduced by Senators John Kelly, Marie Moloney and Martin Conway,</text:p>
            <text:p text:style-name="P13">3<text:span text:style-name="T8">rd February,</text:span> 2016</text:p>
            <text:p text:style-name="P20"/>
            <text:p text:style-name="P16"/>
          </table:table-cell>
        </table:table-row>
      </table:table>
      <text:p text:style-name="Standard"><text:hidden-text text:condition="ooow:" text:string-value="P6:L20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3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22 of 2016" text:name="Footer"/>
        </text:user-field-decls>
        <text:p text:style-name="P2"><text:span text:style-name="T1"><text:tab/>[</text:span><text:span text:style-name="T1"><text:user-field-get text:name="Footer">No. 22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3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3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22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04T12:35:34</dc:date>
    <meta:printed-by>Nici Higgins</meta:printed-by>
    <meta:print-date>2009-05-27T14:24:24</meta:print-date>
    <meta:editing-cycles>642</meta:editing-cycles>
    <meta:editing-duration>P2DT6H18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2" meta:word-count="374" meta:character-count="2281"/>
  </office:meta>
</office:document-meta>
</file>